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Documentación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Documentación</text:p>
          </table:table-cell>
          <table:table-cell table:style-name="ce2" office:value-type="date" office:date-value="2011-09-29">
            <text:p>29/09/1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table:style-name="ce2" office:value-type="date" office:date-value="2011-09-30">
            <text:p>30/09/1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table:style-name="ce2" office:value-type="date" office:date-value="2011-10-03">
            <text:p>03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2" office:value-type="date" office:date-value="2011-10-04">
            <text:p>04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2" office:value-type="date" office:date-value="2011-10-10">
            <text:p>10/10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2" office:value-type="date" office:date-value="2011-10-16">
            <text:p>16/10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2" office:value-type="date" office:date-value="2011-10-17">
            <text:p>17/10/11</text:p>
          </table:table-cell>
          <table:table-cell office:value-type="float" office:value="3.5">
            <text:p>3,5</text:p>
          </table:table-cell>
        </table:table-row>
        <table:table-row table:style-name="ro1">
          <table:table-cell/>
          <table:table-cell table:style-name="ce2"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</table:table-row>
        <table:table-row table:style-name="ro1">
          <table:table-cell table:style-name="ce1"/>
          <table:table-cell table:style-name="ce2" office:value-type="date" office:date-value="2011-10-19">
            <text:p>19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2" office:value-type="date" office:date-value="2011-10-20">
            <text:p>20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2" office:value-type="date" office:date-value="2011-10-24">
            <text:p>24/10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date" office:date-value="2011-10-26">
            <text:p>26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2" office:value-type="date" office:date-value="2011-10-27">
            <text:p>27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2" office:value-type="date" office:date-value="2011-10-31">
            <text:p>31/10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2"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/>
          <table:table-cell table:style-name="ce2" office:value-type="date" office:date-value="2011-11-03">
            <text:p>03/11/11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table:style-name="ce2" office:value-type="date" office:date-value="2011-11-07">
            <text:p>07/11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date" office:date-value="2011-11-08">
            <text:p>08/11/11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table:style-name="ce2" office:value-type="date" office:date-value="2011-11-09">
            <text:p>09/11/11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table:style-name="ce2" office:value-type="date" office:date-value="2011-11-10">
            <text:p>10/11/11</text:p>
          </table:table-cell>
          <table:table-cell office:value-type="float" office:value="7">
            <text:p>7</text:p>
          </table:table-cell>
        </table:table-row>
        <table:table-row table:style-name="ro1" table:number-rows-repeated="19"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88.5">
            <text:p>88,5</text:p>
          </table:table-cell>
        </table:table-row>
      </table:table>
      <table:table table:name="Hoj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1">11/11/2011</text:date>, <text:time>02:24:4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1-10-17T00:32:46</meta:creation-date>
    <dc:date>2011-11-11T02:24:42</dc:date>
    <meta:editing-duration>PT00H10M10S</meta:editing-duration>
    <meta:editing-cycles>17</meta:editing-cycles>
    <meta:generator>OpenOffice.org/3.2$Unix OpenOffice.org_project/320m12$Build-9483</meta:generator>
    <dc:creator>david </dc:creator>
    <meta:document-statistic meta:table-count="3" meta:cell-count="46" meta:object-count="0"/>
  </office:meta>
</office:document-meta>
</file>